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5.198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5.198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451cm" svg:y1="4.775cm" svg:x2="15.451cm" svg:y2="14.935cm">
          <text:p/>
        </draw:line>
        <draw:line draw:style-name="gr1" draw:text-style-name="P1" draw:layer="layout" svg:x1="4.751cm" svg:y1="4.475cm" svg:x2="4.751cm" svg:y2="14.635cm">
          <text:p/>
        </draw:line>
        <draw:frame draw:style-name="gr2" draw:text-style-name="P2" draw:layer="layout" svg:width="6.568cm" svg:height="0.806cm" svg:x="1.442cm" svg:y="2.87cm">
          <draw:text-box>
            <text:p><text:span text:style-name="T1">1/0/0/0/andreav/INT/stable</text:span></text:p>
          </draw:text-box>
        </draw:frame>
        <draw:custom-shape draw:style-name="gr3" draw:text-style-name="P1" xml:id="id1" draw:id="id1" draw:layer="layout" svg:width="0.426cm" svg:height="0.439cm" svg:x="4.53cm" svg:y="6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9.273cm" svg:height="0.806cm" svg:x="5.06cm" svg:y="5.945cm">
          <draw:text-box>
            <text:p><text:span text:style-name="T1">1/0/0/0/andreav/INT/stable/LIV/Drop.A</text:span></text:p>
          </draw:text-box>
        </draw:frame>
        <draw:line draw:style-name="gr5" draw:text-style-name="P1" draw:layer="layout" svg:x1="2.111cm" svg:y1="5.445cm" svg:x2="4.466cm" svg:y2="6.815cm">
          <text:p/>
        </draw:line>
        <draw:line draw:style-name="gr5" draw:text-style-name="P1" draw:layer="layout" svg:x1="4.266cm" svg:y1="7.105cm" svg:x2="1.726cm" svg:y2="8.375cm">
          <text:p/>
        </draw:line>
        <draw:frame draw:style-name="gr2" draw:text-style-name="P2" draw:layer="layout" svg:width="7.555cm" svg:height="0.806cm" svg:x="12.202cm" svg:y="2.835cm">
          <draw:text-box>
            <text:p><text:span text:style-name="T1">1/0/0/0/andreav/CST/customer</text:span></text:p>
          </draw:text-box>
        </draw:frame>
        <draw:custom-shape draw:style-name="gr3" draw:text-style-name="P1" xml:id="id2" draw:id="id2" draw:layer="layout" svg:width="0.426cm" svg:height="0.439cm" svg:x="15.26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956cm" svg:y1="6.91cm" svg:x2="15.26cm" svg:y2="8.205cm" draw:start-shape="id1" draw:start-glue-point="10" draw:end-shape="id2" draw:end-glue-point="6" svg:d="m4956 6910 10304 1295">
          <text:p/>
        </draw:connector>
        <draw:custom-shape draw:style-name="gr3" draw:text-style-name="P1" xml:id="id3" draw:id="id3" draw:layer="layout" svg:width="0.426cm" svg:height="0.439cm" svg:x="4.53cm" svg:y="11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9.273cm" svg:height="0.806cm" svg:x="5.06cm" svg:y="10.446cm">
          <draw:text-box>
            <text:p><text:span text:style-name="T1">1/0/0/0/andreav/INT/stable/LIV/Drop.B</text:span></text:p>
          </draw:text-box>
        </draw:frame>
        <draw:line draw:style-name="gr5" draw:text-style-name="P1" draw:layer="layout" svg:x1="2.111cm" svg:y1="9.946cm" svg:x2="4.466cm" svg:y2="11.316cm">
          <text:p/>
        </draw:line>
        <draw:line draw:style-name="gr5" draw:text-style-name="P1" draw:layer="layout" svg:x1="4.266cm" svg:y1="11.606cm" svg:x2="1.726cm" svg:y2="12.876cm">
          <text:p/>
        </draw:line>
        <draw:custom-shape draw:style-name="gr3" draw:text-style-name="P1" xml:id="id4" draw:id="id4" draw:layer="layout" svg:width="0.426cm" svg:height="0.439cm" svg:x="15.26cm" svg:y="12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956cm" svg:y1="11.411cm" svg:x2="15.26cm" svg:y2="12.706cm" draw:start-shape="id3" draw:start-glue-point="10" draw:end-shape="id4" draw:end-glue-point="6" svg:d="m4956 11411 10304 1295">
          <text:p/>
        </draw:connector>
        <draw:frame draw:style-name="gr4" draw:text-style-name="P2" draw:layer="layout" svg:width="10.26cm" svg:height="0.806cm" svg:x="16.081cm" svg:y="7.85cm">
          <draw:text-box>
            <text:p><text:span text:style-name="T1">1/0/0/0/andreav/CST/customer/LIV/Drop.A</text:span></text:p>
          </draw:text-box>
        </draw:frame>
        <draw:frame draw:style-name="gr4" draw:text-style-name="P2" draw:layer="layout" svg:width="10.26cm" svg:height="0.806cm" svg:x="16.081cm" svg:y="12.25cm">
          <draw:text-box>
            <text:p><text:span text:style-name="T1">1/0/0/0/andreav/CST/customer/LIV/Drop.A</text:span></text:p>
          </draw:text-box>
        </draw:frame>
        <draw:line draw:style-name="gr6" draw:text-style-name="P1" draw:layer="layout" svg:x1="22.59cm" svg:y1="3.54cm" svg:x2="22.59cm" svg:y2="6.08cm">
          <text:p text:style-name="P1">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5.399cm" fo:margin-left="0.206cm" fo:margin-right="2.787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3:32:21</meta:creation-date>
    <dc:date>2012-02-07T14:18:19</dc:date>
    <dc:creator>vallea </dc:creator>
    <meta:editing-duration>PT30M23S</meta:editing-duration>
    <meta:editing-cycles>8</meta:editing-cycles>
    <meta:generator>LibreOffice/3.3$Linux LibreOffice_project/330m19$Build-301</meta:generator>
    <meta:document-statistic meta:object-count="19"/>
  </office:meta>
</office:document-meta>
</file>